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1.585cm" fo:min-width="3.29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5cm" fo:min-width="3.32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4cm" fo:min-width="4.0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5cm" fo:min-width="5.11cm"/>
    </style:style>
    <style:style style:name="gr5" style:family="graphic" style:parent-style-name="standard">
      <style:graphic-properties draw:fill-color="#66ff66" draw:textarea-horizontal-align="justify" draw:textarea-vertical-align="middle" draw:auto-grow-height="false" fo:min-height="2.166cm" fo:min-width="1.916cm"/>
    </style:style>
    <style:style style:name="gr6" style:family="graphic" style:parent-style-name="objectwithoutfill">
      <style:graphic-properties svg:stroke-color="#ffffff" draw:marker-end="Arrow_20_concave" draw:marker-end-width="0.3cm" draw:fill="none" draw:textarea-vertical-align="middle"/>
    </style:style>
    <style:style style:name="gr7" style:family="graphic" style:parent-style-name="objectwithoutfill">
      <style:graphic-properties svg:stroke-width="0.028cm" svg:stroke-color="#ffffff" draw:marker-start="Arrow_20_concave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text-properties fo:color="#ffffff" fo:font-size="14pt" style:font-size-asian="14pt" style:font-size-complex="14pt"/>
    </style:style>
    <style:style style:name="P5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loext:graphic-properties draw:fill-color="#66ff66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9cm" svg:height="5.505cm" svg:x="4.924cm" svg:y="3.38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3.101cm" svg:height="0.915cm" svg:x="7.562cm" svg:y="2.4cm">
          <draw:text-box>
            <text:p text:style-name="P2"><text:span text:style-name="T1">Inovátor</text:span></text:p>
          </draw:text-box>
        </draw:frame>
        <draw:frame draw:style-name="gr3" draw:text-style-name="P5" draw:layer="layout" svg:width="2.858cm" svg:height="0.914cm" svg:x="10.1cm" svg:y="8.9cm">
          <draw:text-box>
            <text:p text:style-name="P4"><text:span text:style-name="T2">Dodavatel</text:span></text:p>
          </draw:text-box>
        </draw:frame>
        <draw:frame draw:style-name="gr4" draw:text-style-name="P5" draw:layer="layout" svg:width="3.859cm" svg:height="0.915cm" svg:x="3.741cm" svg:y="8.885cm">
          <draw:text-box>
            <text:p text:style-name="P4"><text:span text:style-name="T2">Provozovatel</text:span></text:p>
          </draw:text-box>
        </draw:frame>
        <draw:custom-shape draw:style-name="gr5" draw:text-style-name="P7" draw:layer="layout" svg:width="3.416cm" svg:height="3.416cm" svg:x="7.011cm" svg:y="5.095cm">
          <text:p text:style-name="P6"><text:span text:style-name="T1">úspě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8" draw:layer="layout" svg:x1="8.1cm" svg:y1="3.5cm" svg:x2="4.5cm" svg:y2="8.5cm">
          <text:p/>
        </draw:line>
        <draw:line draw:style-name="gr7" draw:text-style-name="P8" draw:layer="layout" svg:x1="7.3cm" svg:y1="9.3cm" svg:x2="10.1cm" svg:y2="9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ndřej Profant</meta:initial-creator>
    <meta:creation-date>2016-04-03T22:45:30.185028431</meta:creation-date>
    <dc:date>2016-04-03T23:08:11.484516363</dc:date>
    <dc:creator>Ondřej Profant</dc:creator>
    <meta:editing-duration>PT3M7S</meta:editing-duration>
    <meta:editing-cycles>1</meta:editing-cycles>
    <meta:document-statistic meta:object-count="7"/>
    <meta:generator>LibreOffice/5.0.5.2$Linux_X86_64 LibreOffice_project/00$Build-2</meta:generator>
  </office:meta>
</office:document-meta>
</file>